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1mm">
            <draw:object draw:notify-on-update-of-ranges="Sheet1.C1:Sheet1.C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(-[.A1])^2)/75" office:value-type="float" office:value="0.0133333333333333" calcext:value-type="float">
            <text:p>0,013333333333333</text:p>
          </table:table-cell>
          <table:table-cell table:formula="of:=10+[.B1]" office:value-type="float" office:value="10.0133333333333" calcext:value-type="float">
            <text:p>10,01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-[.A2])^2)/50" office:value-type="float" office:value="0.08" calcext:value-type="float">
            <text:p>0,08</text:p>
          </table:table-cell>
          <table:table-cell table:formula="of:=10+[.B2]" office:value-type="float" office:value="10.08" calcext:value-type="float">
            <text:p>10,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-[.A3])^2)/50" office:value-type="float" office:value="0.18" calcext:value-type="float">
            <text:p>0,18</text:p>
          </table:table-cell>
          <table:table-cell table:formula="of:=10+[.B3]" office:value-type="float" office:value="10.18" calcext:value-type="float">
            <text:p>10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-[.A4])^2)/50" office:value-type="float" office:value="0.32" calcext:value-type="float">
            <text:p>0,32</text:p>
          </table:table-cell>
          <table:table-cell table:formula="of:=10+[.B4]" office:value-type="float" office:value="10.32" calcext:value-type="float">
            <text:p>10,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-[.A5])^2)/50" office:value-type="float" office:value="0.5" calcext:value-type="float">
            <text:p>0,5</text:p>
          </table:table-cell>
          <table:table-cell table:formula="of:=10+[.B5]"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-[.A6])^2)/50" office:value-type="float" office:value="0.72" calcext:value-type="float">
            <text:p>0,72</text:p>
          </table:table-cell>
          <table:table-cell table:formula="of:=10+[.B6]" office:value-type="float" office:value="10.72" calcext:value-type="float">
            <text:p>10,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-[.A7])^2)/50" office:value-type="float" office:value="0.98" calcext:value-type="float">
            <text:p>0,98</text:p>
          </table:table-cell>
          <table:table-cell table:formula="of:=10+[.B7]" office:value-type="float" office:value="10.98" calcext:value-type="float">
            <text:p>10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-[.A8])^2)/50" office:value-type="float" office:value="1.28" calcext:value-type="float">
            <text:p>1,28</text:p>
          </table:table-cell>
          <table:table-cell table:formula="of:=10+[.B8]"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-[.A9])^2)/50" office:value-type="float" office:value="1.62" calcext:value-type="float">
            <text:p>1,62</text:p>
          </table:table-cell>
          <table:table-cell table:formula="of:=10+[.B9]" office:value-type="float" office:value="11.62" calcext:value-type="float">
            <text:p>11,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-[.A10])^2)/50" office:value-type="float" office:value="2" calcext:value-type="float">
            <text:p>2</text:p>
          </table:table-cell>
          <table:table-cell table:formula="of:=10+[.B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-[.A11])^2)/50" office:value-type="float" office:value="2.42" calcext:value-type="float">
            <text:p>2,42</text:p>
          </table:table-cell>
          <table:table-cell table:formula="of:=10+[.B11]" office:value-type="float" office:value="12.42" calcext:value-type="float">
            <text:p>12,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-[.A12])^2)/50" office:value-type="float" office:value="2.88" calcext:value-type="float">
            <text:p>2,88</text:p>
          </table:table-cell>
          <table:table-cell table:formula="of:=10+[.B12]" office:value-type="float" office:value="12.88" calcext:value-type="float">
            <text:p>12,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-[.A13])^2)/50" office:value-type="float" office:value="3.38" calcext:value-type="float">
            <text:p>3,38</text:p>
          </table:table-cell>
          <table:table-cell table:formula="of:=10+[.B13]" office:value-type="float" office:value="13.38" calcext:value-type="float">
            <text:p>13,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-[.A14])^2)/50" office:value-type="float" office:value="3.92" calcext:value-type="float">
            <text:p>3,92</text:p>
          </table:table-cell>
          <table:table-cell table:formula="of:=10+[.B14]" office:value-type="float" office:value="13.92" calcext:value-type="float">
            <text:p>13,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-[.A15])^2)/50" office:value-type="float" office:value="4.5" calcext:value-type="float">
            <text:p>4,5</text:p>
          </table:table-cell>
          <table:table-cell table:formula="of:=10+[.B15]"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-[.A16])^2)/50" office:value-type="float" office:value="5.12" calcext:value-type="float">
            <text:p>5,12</text:p>
          </table:table-cell>
          <table:table-cell table:formula="of:=10+[.B16]" office:value-type="float" office:value="15.12" calcext:value-type="float">
            <text:p>15,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-[.A17])^2)/50" office:value-type="float" office:value="5.78" calcext:value-type="float">
            <text:p>5,78</text:p>
          </table:table-cell>
          <table:table-cell table:formula="of:=10+[.B17]" office:value-type="float" office:value="15.78" calcext:value-type="float">
            <text:p>15,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-[.A18])^2)/50" office:value-type="float" office:value="6.48" calcext:value-type="float">
            <text:p>6,48</text:p>
          </table:table-cell>
          <table:table-cell table:formula="of:=10+[.B18]" office:value-type="float" office:value="16.48" calcext:value-type="float">
            <text:p>16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-[.A19])^2)/50" office:value-type="float" office:value="7.22" calcext:value-type="float">
            <text:p>7,22</text:p>
          </table:table-cell>
          <table:table-cell table:formula="of:=10+[.B19]" office:value-type="float" office:value="17.22" calcext:value-type="float">
            <text:p>17,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-[.A20])^2)/50" office:value-type="float" office:value="8" calcext:value-type="float">
            <text:p>8</text:p>
          </table:table-cell>
          <table:table-cell table:formula="of:=10+[.B2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-[.A21])^2)/50" office:value-type="float" office:value="8.82" calcext:value-type="float">
            <text:p>8,82</text:p>
          </table:table-cell>
          <table:table-cell table:formula="of:=10+[.B21]" office:value-type="float" office:value="18.82" calcext:value-type="float">
            <text:p>18,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-[.A22])^2)/50" office:value-type="float" office:value="9.68" calcext:value-type="float">
            <text:p>9,68</text:p>
          </table:table-cell>
          <table:table-cell table:formula="of:=10+[.B22]" office:value-type="float" office:value="19.68" calcext:value-type="float">
            <text:p>19,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-[.A23])^2)/50" office:value-type="float" office:value="10.58" calcext:value-type="float">
            <text:p>10,58</text:p>
          </table:table-cell>
          <table:table-cell table:formula="of:=10+[.B23]" office:value-type="float" office:value="20.58" calcext:value-type="float">
            <text:p>20,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-[.A24])^2)/50" office:value-type="float" office:value="11.52" calcext:value-type="float">
            <text:p>11,52</text:p>
          </table:table-cell>
          <table:table-cell table:formula="of:=10+[.B24]" office:value-type="float" office:value="21.52" calcext:value-type="float">
            <text:p>21,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-[.A25])^2)/50" office:value-type="float" office:value="12.5" calcext:value-type="float">
            <text:p>12,5</text:p>
          </table:table-cell>
          <table:table-cell table:formula="of:=10+[.B25]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-[.A26])^2)/50" office:value-type="float" office:value="13.52" calcext:value-type="float">
            <text:p>13,52</text:p>
          </table:table-cell>
          <table:table-cell table:formula="of:=10+[.B26]" office:value-type="float" office:value="23.52" calcext:value-type="float">
            <text:p>23,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-[.A27])^2)/50" office:value-type="float" office:value="14.58" calcext:value-type="float">
            <text:p>14,58</text:p>
          </table:table-cell>
          <table:table-cell table:formula="of:=10+[.B27]" office:value-type="float" office:value="24.58" calcext:value-type="float">
            <text:p>24,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-[.A28])^2)/50" office:value-type="float" office:value="15.68" calcext:value-type="float">
            <text:p>15,68</text:p>
          </table:table-cell>
          <table:table-cell table:formula="of:=10+[.B28]" office:value-type="float" office:value="25.68" calcext:value-type="float">
            <text:p>25,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-[.A29])^2)/50" office:value-type="float" office:value="16.82" calcext:value-type="float">
            <text:p>16,82</text:p>
          </table:table-cell>
          <table:table-cell table:formula="of:=10+[.B29]" office:value-type="float" office:value="26.82" calcext:value-type="float">
            <text:p>26,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-[.A30])^2)/50" office:value-type="float" office:value="18" calcext:value-type="float">
            <text:p>18</text:p>
          </table:table-cell>
          <table:table-cell table:formula="of:=10+[.B3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-[.A31])^2)/50" office:value-type="float" office:value="19.22" calcext:value-type="float">
            <text:p>19,22</text:p>
          </table:table-cell>
          <table:table-cell table:formula="of:=10+[.B31]" office:value-type="float" office:value="29.22" calcext:value-type="float">
            <text:p>29,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-[.A32])^2)/50" office:value-type="float" office:value="20.48" calcext:value-type="float">
            <text:p>20,48</text:p>
          </table:table-cell>
          <table:table-cell table:formula="of:=10+[.B32]" office:value-type="float" office:value="30.48" calcext:value-type="float">
            <text:p>30,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-[.A33])^2)/50" office:value-type="float" office:value="21.78" calcext:value-type="float">
            <text:p>21,78</text:p>
          </table:table-cell>
          <table:table-cell table:formula="of:=10+[.B33]" office:value-type="float" office:value="31.78" calcext:value-type="float">
            <text:p>31,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-[.A34])^2)/50" office:value-type="float" office:value="23.12" calcext:value-type="float">
            <text:p>23,12</text:p>
          </table:table-cell>
          <table:table-cell table:formula="of:=10+[.B34]" office:value-type="float" office:value="33.12" calcext:value-type="float">
            <text:p>33,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-[.A35])^2)/50" office:value-type="float" office:value="24.5" calcext:value-type="float">
            <text:p>24,5</text:p>
          </table:table-cell>
          <table:table-cell table:formula="of:=10+[.B35]"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-[.A36])^2)/50" office:value-type="float" office:value="25.92" calcext:value-type="float">
            <text:p>25,92</text:p>
          </table:table-cell>
          <table:table-cell table:formula="of:=10+[.B36]" office:value-type="float" office:value="35.92" calcext:value-type="float">
            <text:p>35,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-[.A37])^2)/50" office:value-type="float" office:value="27.38" calcext:value-type="float">
            <text:p>27,38</text:p>
          </table:table-cell>
          <table:table-cell table:formula="of:=10+[.B37]" office:value-type="float" office:value="37.38" calcext:value-type="float">
            <text:p>37,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-[.A38])^2)/50" office:value-type="float" office:value="28.88" calcext:value-type="float">
            <text:p>28,88</text:p>
          </table:table-cell>
          <table:table-cell table:formula="of:=10+[.B38]" office:value-type="float" office:value="38.88" calcext:value-type="float">
            <text:p>38,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-[.A39])^2)/50" office:value-type="float" office:value="30.42" calcext:value-type="float">
            <text:p>30,42</text:p>
          </table:table-cell>
          <table:table-cell table:formula="of:=10+[.B39]" office:value-type="float" office:value="40.42" calcext:value-type="float">
            <text:p>40,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-[.A40])^2)/50" office:value-type="float" office:value="32" calcext:value-type="float">
            <text:p>32</text:p>
          </table:table-cell>
          <table:table-cell table:formula="of:=10+[.B4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-[.A41])^2)/50" office:value-type="float" office:value="33.62" calcext:value-type="float">
            <text:p>33,62</text:p>
          </table:table-cell>
          <table:table-cell table:formula="of:=10+[.B41]" office:value-type="float" office:value="43.62" calcext:value-type="float">
            <text:p>43,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-[.A42])^2)/50" office:value-type="float" office:value="35.28" calcext:value-type="float">
            <text:p>35,28</text:p>
          </table:table-cell>
          <table:table-cell table:formula="of:=10+[.B42]" office:value-type="float" office:value="45.28" calcext:value-type="float">
            <text:p>45,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-[.A43])^2)/50" office:value-type="float" office:value="36.98" calcext:value-type="float">
            <text:p>36,98</text:p>
          </table:table-cell>
          <table:table-cell table:formula="of:=10+[.B43]" office:value-type="float" office:value="46.98" calcext:value-type="float">
            <text:p>46,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-[.A44])^2)/50" office:value-type="float" office:value="38.72" calcext:value-type="float">
            <text:p>38,72</text:p>
          </table:table-cell>
          <table:table-cell table:formula="of:=10+[.B44]" office:value-type="float" office:value="48.72" calcext:value-type="float">
            <text:p>48,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-[.A45])^2)/50" office:value-type="float" office:value="40.5" calcext:value-type="float">
            <text:p>40,5</text:p>
          </table:table-cell>
          <table:table-cell table:formula="of:=10+[.B45]"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-[.A46])^2)/50" office:value-type="float" office:value="42.32" calcext:value-type="float">
            <text:p>42,32</text:p>
          </table:table-cell>
          <table:table-cell table:formula="of:=10+[.B46]" office:value-type="float" office:value="52.32" calcext:value-type="float">
            <text:p>52,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-[.A47])^2)/50" office:value-type="float" office:value="44.18" calcext:value-type="float">
            <text:p>44,18</text:p>
          </table:table-cell>
          <table:table-cell table:formula="of:=10+[.B47]" office:value-type="float" office:value="54.18" calcext:value-type="float">
            <text:p>54,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-[.A48])^2)/50" office:value-type="float" office:value="46.08" calcext:value-type="float">
            <text:p>46,08</text:p>
          </table:table-cell>
          <table:table-cell table:formula="of:=10+[.B48]" office:value-type="float" office:value="56.08" calcext:value-type="float">
            <text:p>56,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-[.A49])^2)/50" office:value-type="float" office:value="48.02" calcext:value-type="float">
            <text:p>48,02</text:p>
          </table:table-cell>
          <table:table-cell table:formula="of:=10+[.B49]" office:value-type="float" office:value="58.02" calcext:value-type="float">
            <text:p>58,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-[.A50])^2)/50" office:value-type="float" office:value="50" calcext:value-type="float">
            <text:p>50</text:p>
          </table:table-cell>
          <table:table-cell table:formula="of:=10+[.B5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-[.A51])^2)/50" office:value-type="float" office:value="52.02" calcext:value-type="float">
            <text:p>52,02</text:p>
          </table:table-cell>
          <table:table-cell table:formula="of:=10+[.B51]" office:value-type="float" office:value="62.02" calcext:value-type="float">
            <text:p>62,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-[.A52])^2)/50" office:value-type="float" office:value="54.08" calcext:value-type="float">
            <text:p>54,08</text:p>
          </table:table-cell>
          <table:table-cell table:formula="of:=10+[.B52]" office:value-type="float" office:value="64.08" calcext:value-type="float">
            <text:p>64,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-[.A53])^2)/50" office:value-type="float" office:value="56.18" calcext:value-type="float">
            <text:p>56,18</text:p>
          </table:table-cell>
          <table:table-cell table:formula="of:=10+[.B53]" office:value-type="float" office:value="66.18" calcext:value-type="float">
            <text:p>66,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-[.A54])^2)/50" office:value-type="float" office:value="58.32" calcext:value-type="float">
            <text:p>58,32</text:p>
          </table:table-cell>
          <table:table-cell table:formula="of:=10+[.B54]" office:value-type="float" office:value="68.32" calcext:value-type="float">
            <text:p>68,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(-[.A55])^2)/50" office:value-type="float" office:value="60.5" calcext:value-type="float">
            <text:p>60,5</text:p>
          </table:table-cell>
          <table:table-cell table:formula="of:=10+[.B55]"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-[.A56])^2)/50" office:value-type="float" office:value="62.72" calcext:value-type="float">
            <text:p>62,72</text:p>
          </table:table-cell>
          <table:table-cell table:formula="of:=10+[.B56]" office:value-type="float" office:value="72.72" calcext:value-type="float">
            <text:p>72,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-[.A57])^2)/50" office:value-type="float" office:value="64.98" calcext:value-type="float">
            <text:p>64,98</text:p>
          </table:table-cell>
          <table:table-cell table:formula="of:=10+[.B57]" office:value-type="float" office:value="74.98" calcext:value-type="float">
            <text:p>74,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-[.A58])^2)/50" office:value-type="float" office:value="67.28" calcext:value-type="float">
            <text:p>67,28</text:p>
          </table:table-cell>
          <table:table-cell table:formula="of:=10+[.B58]" office:value-type="float" office:value="77.28" calcext:value-type="float">
            <text:p>77,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-[.A59])^2)/50" office:value-type="float" office:value="69.62" calcext:value-type="float">
            <text:p>69,62</text:p>
          </table:table-cell>
          <table:table-cell table:formula="of:=10+[.B59]" office:value-type="float" office:value="79.62" calcext:value-type="float">
            <text:p>79,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-[.A60])^2)/50" office:value-type="float" office:value="72" calcext:value-type="float">
            <text:p>72</text:p>
          </table:table-cell>
          <table:table-cell table:formula="of:=10+[.B60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-[.A61])^2)/50" office:value-type="float" office:value="74.42" calcext:value-type="float">
            <text:p>74,42</text:p>
          </table:table-cell>
          <table:table-cell table:formula="of:=10+[.B61]" office:value-type="float" office:value="84.42" calcext:value-type="float">
            <text:p>84,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-[.A62])^2)/50" office:value-type="float" office:value="76.88" calcext:value-type="float">
            <text:p>76,88</text:p>
          </table:table-cell>
          <table:table-cell table:formula="of:=10+[.B62]" office:value-type="float" office:value="86.88" calcext:value-type="float">
            <text:p>86,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-[.A63])^2)/50" office:value-type="float" office:value="79.38" calcext:value-type="float">
            <text:p>79,38</text:p>
          </table:table-cell>
          <table:table-cell table:formula="of:=10+[.B63]" office:value-type="float" office:value="89.38" calcext:value-type="float">
            <text:p>89,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-[.A64])^2)/50" office:value-type="float" office:value="81.92" calcext:value-type="float">
            <text:p>81,92</text:p>
          </table:table-cell>
          <table:table-cell table:formula="of:=10+[.B64]" office:value-type="float" office:value="91.92" calcext:value-type="float">
            <text:p>91,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(-[.A65])^2)/50" office:value-type="float" office:value="84.5" calcext:value-type="float">
            <text:p>84,5</text:p>
          </table:table-cell>
          <table:table-cell table:formula="of:=10+[.B65]"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-[.A66])^2)/50" office:value-type="float" office:value="87.12" calcext:value-type="float">
            <text:p>87,12</text:p>
          </table:table-cell>
          <table:table-cell table:formula="of:=10+[.B66]" office:value-type="float" office:value="97.12" calcext:value-type="float">
            <text:p>97,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-[.A67])^2)/50" office:value-type="float" office:value="89.78" calcext:value-type="float">
            <text:p>89,78</text:p>
          </table:table-cell>
          <table:table-cell table:formula="of:=10+[.B67]" office:value-type="float" office:value="99.78" calcext:value-type="float">
            <text:p>99,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-[.A68])^2)/50" office:value-type="float" office:value="92.48" calcext:value-type="float">
            <text:p>92,48</text:p>
          </table:table-cell>
          <table:table-cell table:formula="of:=10+[.B68]" office:value-type="float" office:value="102.48" calcext:value-type="float">
            <text:p>102,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-[.A69])^2)/50" office:value-type="float" office:value="95.22" calcext:value-type="float">
            <text:p>95,22</text:p>
          </table:table-cell>
          <table:table-cell table:formula="of:=10+[.B69]" office:value-type="float" office:value="105.22" calcext:value-type="float">
            <text:p>105,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-[.A70])^2)/50" office:value-type="float" office:value="98" calcext:value-type="float">
            <text:p>98</text:p>
          </table:table-cell>
          <table:table-cell table:formula="of:=10+[.B7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-[.A71])^2)/50" office:value-type="float" office:value="100.82" calcext:value-type="float">
            <text:p>100,82</text:p>
          </table:table-cell>
          <table:table-cell table:formula="of:=10+[.B71]" office:value-type="float" office:value="110.82" calcext:value-type="float">
            <text:p>110,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-[.A72])^2)/50" office:value-type="float" office:value="103.68" calcext:value-type="float">
            <text:p>103,68</text:p>
          </table:table-cell>
          <table:table-cell table:formula="of:=10+[.B72]" office:value-type="float" office:value="113.68" calcext:value-type="float">
            <text:p>113,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-[.A73])^2)/50" office:value-type="float" office:value="106.58" calcext:value-type="float">
            <text:p>106,58</text:p>
          </table:table-cell>
          <table:table-cell table:formula="of:=10+[.B73]" office:value-type="float" office:value="116.58" calcext:value-type="float">
            <text:p>116,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-[.A74])^2)/50" office:value-type="float" office:value="109.52" calcext:value-type="float">
            <text:p>109,52</text:p>
          </table:table-cell>
          <table:table-cell table:formula="of:=10+[.B74]" office:value-type="float" office:value="119.52" calcext:value-type="float">
            <text:p>119,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(-[.A75])^2)/50" office:value-type="float" office:value="112.5" calcext:value-type="float">
            <text:p>112,5</text:p>
          </table:table-cell>
          <table:table-cell table:formula="of:=10+[.B75]" office:value-type="float" office:value="122.5" calcext:value-type="float">
            <text:p>12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(-[.A76])^2)/50" office:value-type="float" office:value="115.52" calcext:value-type="float">
            <text:p>115,52</text:p>
          </table:table-cell>
          <table:table-cell table:formula="of:=10+[.B76]" office:value-type="float" office:value="125.52" calcext:value-type="float">
            <text:p>125,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(-[.A77])^2)/50" office:value-type="float" office:value="118.58" calcext:value-type="float">
            <text:p>118,58</text:p>
          </table:table-cell>
          <table:table-cell table:formula="of:=10+[.B77]" office:value-type="float" office:value="128.58" calcext:value-type="float">
            <text:p>128,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(-[.A78])^2)/50" office:value-type="float" office:value="121.68" calcext:value-type="float">
            <text:p>121,68</text:p>
          </table:table-cell>
          <table:table-cell table:formula="of:=10+[.B78]" office:value-type="float" office:value="131.68" calcext:value-type="float">
            <text:p>131,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(-[.A79])^2)/50" office:value-type="float" office:value="124.82" calcext:value-type="float">
            <text:p>124,82</text:p>
          </table:table-cell>
          <table:table-cell table:formula="of:=10+[.B79]" office:value-type="float" office:value="134.82" calcext:value-type="float">
            <text:p>134,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-[.A80])^2)/50" office:value-type="float" office:value="128" calcext:value-type="float">
            <text:p>128</text:p>
          </table:table-cell>
          <table:table-cell table:formula="of:=10+[.B80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(-[.A81])^2)/50" office:value-type="float" office:value="131.22" calcext:value-type="float">
            <text:p>131,22</text:p>
          </table:table-cell>
          <table:table-cell table:formula="of:=10+[.B81]" office:value-type="float" office:value="141.22" calcext:value-type="float">
            <text:p>141,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(-[.A82])^2)/50" office:value-type="float" office:value="134.48" calcext:value-type="float">
            <text:p>134,48</text:p>
          </table:table-cell>
          <table:table-cell table:formula="of:=10+[.B82]" office:value-type="float" office:value="144.48" calcext:value-type="float">
            <text:p>144,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(-[.A83])^2)/50" office:value-type="float" office:value="137.78" calcext:value-type="float">
            <text:p>137,78</text:p>
          </table:table-cell>
          <table:table-cell table:formula="of:=10+[.B83]" office:value-type="float" office:value="147.78" calcext:value-type="float">
            <text:p>147,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(-[.A84])^2)/50" office:value-type="float" office:value="141.12" calcext:value-type="float">
            <text:p>141,12</text:p>
          </table:table-cell>
          <table:table-cell table:formula="of:=10+[.B84]" office:value-type="float" office:value="151.12" calcext:value-type="float">
            <text:p>151,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(-[.A85])^2)/50" office:value-type="float" office:value="144.5" calcext:value-type="float">
            <text:p>144,5</text:p>
          </table:table-cell>
          <table:table-cell table:formula="of:=10+[.B85]" office:value-type="float" office:value="154.5" calcext:value-type="float">
            <text:p>154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(-[.A86])^2)/50" office:value-type="float" office:value="147.92" calcext:value-type="float">
            <text:p>147,92</text:p>
          </table:table-cell>
          <table:table-cell table:formula="of:=10+[.B86]" office:value-type="float" office:value="157.92" calcext:value-type="float">
            <text:p>157,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(-[.A87])^2)/50" office:value-type="float" office:value="151.38" calcext:value-type="float">
            <text:p>151,38</text:p>
          </table:table-cell>
          <table:table-cell table:formula="of:=10+[.B87]" office:value-type="float" office:value="161.38" calcext:value-type="float">
            <text:p>161,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(-[.A88])^2)/50" office:value-type="float" office:value="154.88" calcext:value-type="float">
            <text:p>154,88</text:p>
          </table:table-cell>
          <table:table-cell table:formula="of:=10+[.B88]" office:value-type="float" office:value="164.88" calcext:value-type="float">
            <text:p>164,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(-[.A89])^2)/50" office:value-type="float" office:value="158.42" calcext:value-type="float">
            <text:p>158,42</text:p>
          </table:table-cell>
          <table:table-cell table:formula="of:=10+[.B89]" office:value-type="float" office:value="168.42" calcext:value-type="float">
            <text:p>168,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-[.A90])^2)/50" office:value-type="float" office:value="162" calcext:value-type="float">
            <text:p>162</text:p>
          </table:table-cell>
          <table:table-cell table:formula="of:=10+[.B90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(-[.A91])^2)/50" office:value-type="float" office:value="165.62" calcext:value-type="float">
            <text:p>165,62</text:p>
          </table:table-cell>
          <table:table-cell table:formula="of:=10+[.B91]" office:value-type="float" office:value="175.62" calcext:value-type="float">
            <text:p>175,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(-[.A92])^2)/50" office:value-type="float" office:value="169.28" calcext:value-type="float">
            <text:p>169,28</text:p>
          </table:table-cell>
          <table:table-cell table:formula="of:=10+[.B92]" office:value-type="float" office:value="179.28" calcext:value-type="float">
            <text:p>179,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(-[.A93])^2)/50" office:value-type="float" office:value="172.98" calcext:value-type="float">
            <text:p>172,98</text:p>
          </table:table-cell>
          <table:table-cell table:formula="of:=10+[.B93]" office:value-type="float" office:value="182.98" calcext:value-type="float">
            <text:p>182,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(-[.A94])^2)/50" office:value-type="float" office:value="176.72" calcext:value-type="float">
            <text:p>176,72</text:p>
          </table:table-cell>
          <table:table-cell table:formula="of:=10+[.B94]" office:value-type="float" office:value="186.72" calcext:value-type="float">
            <text:p>186,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(-[.A95])^2)/50" office:value-type="float" office:value="180.5" calcext:value-type="float">
            <text:p>180,5</text:p>
          </table:table-cell>
          <table:table-cell table:formula="of:=10+[.B95]"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(-[.A96])^2)/50" office:value-type="float" office:value="184.32" calcext:value-type="float">
            <text:p>184,32</text:p>
          </table:table-cell>
          <table:table-cell table:formula="of:=10+[.B96]" office:value-type="float" office:value="194.32" calcext:value-type="float">
            <text:p>194,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(-[.A97])^2)/50" office:value-type="float" office:value="188.18" calcext:value-type="float">
            <text:p>188,18</text:p>
          </table:table-cell>
          <table:table-cell table:formula="of:=10+[.B97]" office:value-type="float" office:value="198.18" calcext:value-type="float">
            <text:p>198,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(-[.A98])^2)/50" office:value-type="float" office:value="192.08" calcext:value-type="float">
            <text:p>192,08</text:p>
          </table:table-cell>
          <table:table-cell table:formula="of:=10+[.B98]" office:value-type="float" office:value="202.08" calcext:value-type="float">
            <text:p>202,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(-[.A99])^2)/50" office:value-type="float" office:value="196.02" calcext:value-type="float">
            <text:p>196,02</text:p>
          </table:table-cell>
          <table:table-cell table:formula="of:=10+[.B99]" office:value-type="float" office:value="206.02" calcext:value-type="float">
            <text:p>206,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-[.A100])^2)/50" office:value-type="float" office:value="200" calcext:value-type="float">
            <text:p>200</text:p>
          </table:table-cell>
          <table:table-cell table:formula="of:=10+[.B100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(-[.A101])^2)/50" office:value-type="float" office:value="204.02" calcext:value-type="float">
            <text:p>204,02</text:p>
          </table:table-cell>
          <table:table-cell table:formula="of:=10+[.B101]" office:value-type="float" office:value="214.02" calcext:value-type="float">
            <text:p>214,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(-[.A102])^2)/50" office:value-type="float" office:value="208.08" calcext:value-type="float">
            <text:p>208,08</text:p>
          </table:table-cell>
          <table:table-cell table:formula="of:=10+[.B102]" office:value-type="float" office:value="218.08" calcext:value-type="float">
            <text:p>218,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(-[.A103])^2)/50" office:value-type="float" office:value="212.18" calcext:value-type="float">
            <text:p>212,18</text:p>
          </table:table-cell>
          <table:table-cell table:formula="of:=10+[.B103]" office:value-type="float" office:value="222.18" calcext:value-type="float">
            <text:p>222,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(-[.A104])^2)/50" office:value-type="float" office:value="216.32" calcext:value-type="float">
            <text:p>216,32</text:p>
          </table:table-cell>
          <table:table-cell table:formula="of:=10+[.B104]" office:value-type="float" office:value="226.32" calcext:value-type="float">
            <text:p>226,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(-[.A105])^2)/50" office:value-type="float" office:value="220.5" calcext:value-type="float">
            <text:p>220,5</text:p>
          </table:table-cell>
          <table:table-cell table:formula="of:=10+[.B105]" office:value-type="float" office:value="230.5" calcext:value-type="float">
            <text:p>230,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(-[.A106])^2)/50" office:value-type="float" office:value="224.72" calcext:value-type="float">
            <text:p>224,72</text:p>
          </table:table-cell>
          <table:table-cell table:formula="of:=10+[.B106]" office:value-type="float" office:value="234.72" calcext:value-type="float">
            <text:p>234,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(-[.A107])^2)/50" office:value-type="float" office:value="228.98" calcext:value-type="float">
            <text:p>228,98</text:p>
          </table:table-cell>
          <table:table-cell table:formula="of:=10+[.B107]" office:value-type="float" office:value="238.98" calcext:value-type="float">
            <text:p>238,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(-[.A108])^2)/50" office:value-type="float" office:value="233.28" calcext:value-type="float">
            <text:p>233,28</text:p>
          </table:table-cell>
          <table:table-cell table:formula="of:=10+[.B108]" office:value-type="float" office:value="243.28" calcext:value-type="float">
            <text:p>243,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(-[.A109])^2)/50" office:value-type="float" office:value="237.62" calcext:value-type="float">
            <text:p>237,62</text:p>
          </table:table-cell>
          <table:table-cell table:formula="of:=10+[.B109]" office:value-type="float" office:value="247.62" calcext:value-type="float">
            <text:p>247,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(-[.A110])^2)/50" office:value-type="float" office:value="242" calcext:value-type="float">
            <text:p>242</text:p>
          </table:table-cell>
          <table:table-cell table:formula="of:=10+[.B110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(-[.A111])^2)/50" office:value-type="float" office:value="246.42" calcext:value-type="float">
            <text:p>246,42</text:p>
          </table:table-cell>
          <table:table-cell table:formula="of:=10+[.B111]" office:value-type="float" office:value="256.42" calcext:value-type="float">
            <text:p>256,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(-[.A112])^2)/50" office:value-type="float" office:value="250.88" calcext:value-type="float">
            <text:p>250,88</text:p>
          </table:table-cell>
          <table:table-cell table:formula="of:=10+[.B112]" office:value-type="float" office:value="260.88" calcext:value-type="float">
            <text:p>260,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(-[.A113])^2)/50" office:value-type="float" office:value="255.38" calcext:value-type="float">
            <text:p>255,38</text:p>
          </table:table-cell>
          <table:table-cell table:formula="of:=10+[.B113]" office:value-type="float" office:value="265.38" calcext:value-type="float">
            <text:p>265,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(-[.A114])^2)/50" office:value-type="float" office:value="259.92" calcext:value-type="float">
            <text:p>259,92</text:p>
          </table:table-cell>
          <table:table-cell table:formula="of:=10+[.B114]" office:value-type="float" office:value="269.92" calcext:value-type="float">
            <text:p>269,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(-[.A115])^2)/50" office:value-type="float" office:value="264.5" calcext:value-type="float">
            <text:p>264,5</text:p>
          </table:table-cell>
          <table:table-cell table:formula="of:=10+[.B115]" office:value-type="float" office:value="274.5" calcext:value-type="float">
            <text:p>274,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(-[.A116])^2)/50" office:value-type="float" office:value="269.12" calcext:value-type="float">
            <text:p>269,12</text:p>
          </table:table-cell>
          <table:table-cell table:formula="of:=10+[.B116]" office:value-type="float" office:value="279.12" calcext:value-type="float">
            <text:p>279,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(-[.A117])^2)/50" office:value-type="float" office:value="273.78" calcext:value-type="float">
            <text:p>273,78</text:p>
          </table:table-cell>
          <table:table-cell table:formula="of:=10+[.B117]" office:value-type="float" office:value="283.78" calcext:value-type="float">
            <text:p>283,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(-[.A118])^2)/50" office:value-type="float" office:value="278.48" calcext:value-type="float">
            <text:p>278,48</text:p>
          </table:table-cell>
          <table:table-cell table:formula="of:=10+[.B118]" office:value-type="float" office:value="288.48" calcext:value-type="float">
            <text:p>288,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(-[.A119])^2)/50" office:value-type="float" office:value="283.22" calcext:value-type="float">
            <text:p>283,22</text:p>
          </table:table-cell>
          <table:table-cell table:formula="of:=10+[.B119]" office:value-type="float" office:value="293.22" calcext:value-type="float">
            <text:p>293,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(-[.A120])^2)/50" office:value-type="float" office:value="288" calcext:value-type="float">
            <text:p>288</text:p>
          </table:table-cell>
          <table:table-cell table:formula="of:=10+[.B120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(-[.A121])^2)/50" office:value-type="float" office:value="292.82" calcext:value-type="float">
            <text:p>292,82</text:p>
          </table:table-cell>
          <table:table-cell table:formula="of:=10+[.B121]" office:value-type="float" office:value="302.82" calcext:value-type="float">
            <text:p>302,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(-[.A122])^2)/50" office:value-type="float" office:value="297.68" calcext:value-type="float">
            <text:p>297,68</text:p>
          </table:table-cell>
          <table:table-cell table:formula="of:=10+[.B122]" office:value-type="float" office:value="307.68" calcext:value-type="float">
            <text:p>307,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(-[.A123])^2)/50" office:value-type="float" office:value="302.58" calcext:value-type="float">
            <text:p>302,58</text:p>
          </table:table-cell>
          <table:table-cell table:formula="of:=10+[.B123]" office:value-type="float" office:value="312.58" calcext:value-type="float">
            <text:p>312,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(-[.A124])^2)/50" office:value-type="float" office:value="307.52" calcext:value-type="float">
            <text:p>307,52</text:p>
          </table:table-cell>
          <table:table-cell table:formula="of:=10+[.B124]" office:value-type="float" office:value="317.52" calcext:value-type="float">
            <text:p>317,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(-[.A125])^2)/50" office:value-type="float" office:value="312.5" calcext:value-type="float">
            <text:p>312,5</text:p>
          </table:table-cell>
          <table:table-cell table:formula="of:=10+[.B125]" office:value-type="float" office:value="322.5" calcext:value-type="float">
            <text:p>322,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(-[.A126])^2)/50" office:value-type="float" office:value="317.52" calcext:value-type="float">
            <text:p>317,52</text:p>
          </table:table-cell>
          <table:table-cell table:formula="of:=10+[.B126]" office:value-type="float" office:value="327.52" calcext:value-type="float">
            <text:p>327,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(-[.A127])^2)/50" office:value-type="float" office:value="322.58" calcext:value-type="float">
            <text:p>322,58</text:p>
          </table:table-cell>
          <table:table-cell table:formula="of:=10+[.B127]" office:value-type="float" office:value="332.58" calcext:value-type="float">
            <text:p>332,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(-[.A128])^2)/50" office:value-type="float" office:value="327.68" calcext:value-type="float">
            <text:p>327,68</text:p>
          </table:table-cell>
          <table:table-cell table:formula="of:=10+[.B128]" office:value-type="float" office:value="337.68" calcext:value-type="float">
            <text:p>337,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(-[.A129])^2)/50" office:value-type="float" office:value="332.82" calcext:value-type="float">
            <text:p>332,82</text:p>
          </table:table-cell>
          <table:table-cell table:formula="of:=10+[.B129]" office:value-type="float" office:value="342.82" calcext:value-type="float">
            <text:p>342,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(-[.A130])^2)/50" office:value-type="float" office:value="338" calcext:value-type="float">
            <text:p>338</text:p>
          </table:table-cell>
          <table:table-cell table:formula="of:=10+[.B130]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(-[.A131])^2)/50" office:value-type="float" office:value="343.22" calcext:value-type="float">
            <text:p>343,22</text:p>
          </table:table-cell>
          <table:table-cell table:formula="of:=10+[.B131]" office:value-type="float" office:value="353.22" calcext:value-type="float">
            <text:p>353,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(-[.A132])^2)/50" office:value-type="float" office:value="348.48" calcext:value-type="float">
            <text:p>348,48</text:p>
          </table:table-cell>
          <table:table-cell table:formula="of:=10+[.B132]" office:value-type="float" office:value="358.48" calcext:value-type="float">
            <text:p>358,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(-[.A133])^2)/50" office:value-type="float" office:value="353.78" calcext:value-type="float">
            <text:p>353,78</text:p>
          </table:table-cell>
          <table:table-cell table:formula="of:=10+[.B133]" office:value-type="float" office:value="363.78" calcext:value-type="float">
            <text:p>363,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(-[.A134])^2)/50" office:value-type="float" office:value="359.12" calcext:value-type="float">
            <text:p>359,12</text:p>
          </table:table-cell>
          <table:table-cell table:formula="of:=10+[.B134]" office:value-type="float" office:value="369.12" calcext:value-type="float">
            <text:p>369,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(-[.A135])^2)/50" office:value-type="float" office:value="364.5" calcext:value-type="float">
            <text:p>364,5</text:p>
          </table:table-cell>
          <table:table-cell table:formula="of:=10+[.B135]" office:value-type="float" office:value="374.5" calcext:value-type="float">
            <text:p>374,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(-[.A136])^2)/50" office:value-type="float" office:value="369.92" calcext:value-type="float">
            <text:p>369,92</text:p>
          </table:table-cell>
          <table:table-cell table:formula="of:=10+[.B136]" office:value-type="float" office:value="379.92" calcext:value-type="float">
            <text:p>379,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(-[.A137])^2)/50" office:value-type="float" office:value="375.38" calcext:value-type="float">
            <text:p>375,38</text:p>
          </table:table-cell>
          <table:table-cell table:formula="of:=10+[.B137]" office:value-type="float" office:value="385.38" calcext:value-type="float">
            <text:p>385,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(-[.A138])^2)/50" office:value-type="float" office:value="380.88" calcext:value-type="float">
            <text:p>380,88</text:p>
          </table:table-cell>
          <table:table-cell table:formula="of:=10+[.B138]" office:value-type="float" office:value="390.88" calcext:value-type="float">
            <text:p>390,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(-[.A139])^2)/50" office:value-type="float" office:value="386.42" calcext:value-type="float">
            <text:p>386,42</text:p>
          </table:table-cell>
          <table:table-cell table:formula="of:=10+[.B139]" office:value-type="float" office:value="396.42" calcext:value-type="float">
            <text:p>396,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(-[.A140])^2)/50" office:value-type="float" office:value="392" calcext:value-type="float">
            <text:p>392</text:p>
          </table:table-cell>
          <table:table-cell table:formula="of:=10+[.B140]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(-[.A141])^2)/50" office:value-type="float" office:value="397.62" calcext:value-type="float">
            <text:p>397,62</text:p>
          </table:table-cell>
          <table:table-cell table:formula="of:=10+[.B141]" office:value-type="float" office:value="407.62" calcext:value-type="float">
            <text:p>407,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(-[.A142])^2)/50" office:value-type="float" office:value="403.28" calcext:value-type="float">
            <text:p>403,28</text:p>
          </table:table-cell>
          <table:table-cell table:formula="of:=10+[.B142]" office:value-type="float" office:value="413.28" calcext:value-type="float">
            <text:p>413,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(-[.A143])^2)/50" office:value-type="float" office:value="408.98" calcext:value-type="float">
            <text:p>408,98</text:p>
          </table:table-cell>
          <table:table-cell table:formula="of:=10+[.B143]" office:value-type="float" office:value="418.98" calcext:value-type="float">
            <text:p>418,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(-[.A144])^2)/50" office:value-type="float" office:value="414.72" calcext:value-type="float">
            <text:p>414,72</text:p>
          </table:table-cell>
          <table:table-cell table:formula="of:=10+[.B144]" office:value-type="float" office:value="424.72" calcext:value-type="float">
            <text:p>424,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(-[.A145])^2)/50" office:value-type="float" office:value="420.5" calcext:value-type="float">
            <text:p>420,5</text:p>
          </table:table-cell>
          <table:table-cell table:formula="of:=10+[.B145]" office:value-type="float" office:value="430.5" calcext:value-type="float">
            <text:p>430,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(-[.A146])^2)/50" office:value-type="float" office:value="426.32" calcext:value-type="float">
            <text:p>426,32</text:p>
          </table:table-cell>
          <table:table-cell table:formula="of:=10+[.B146]" office:value-type="float" office:value="436.32" calcext:value-type="float">
            <text:p>436,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(-[.A147])^2)/50" office:value-type="float" office:value="432.18" calcext:value-type="float">
            <text:p>432,18</text:p>
          </table:table-cell>
          <table:table-cell table:formula="of:=10+[.B147]" office:value-type="float" office:value="442.18" calcext:value-type="float">
            <text:p>442,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(-[.A148])^2)/50" office:value-type="float" office:value="438.08" calcext:value-type="float">
            <text:p>438,08</text:p>
          </table:table-cell>
          <table:table-cell table:formula="of:=10+[.B148]" office:value-type="float" office:value="448.08" calcext:value-type="float">
            <text:p>448,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(-[.A149])^2)/50" office:value-type="float" office:value="444.02" calcext:value-type="float">
            <text:p>444,02</text:p>
          </table:table-cell>
          <table:table-cell table:formula="of:=10+[.B149]" office:value-type="float" office:value="454.02" calcext:value-type="float">
            <text:p>454,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-[.A150])^2)/50" office:value-type="float" office:value="450" calcext:value-type="float">
            <text:p>450</text:p>
          </table:table-cell>
          <table:table-cell table:formula="of:=10+[.B150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(-[.A151])^2)/50" office:value-type="float" office:value="456.02" calcext:value-type="float">
            <text:p>456,02</text:p>
          </table:table-cell>
          <table:table-cell table:formula="of:=10+[.B151]" office:value-type="float" office:value="466.02" calcext:value-type="float">
            <text:p>466,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(-[.A152])^2)/50" office:value-type="float" office:value="462.08" calcext:value-type="float">
            <text:p>462,08</text:p>
          </table:table-cell>
          <table:table-cell table:formula="of:=10+[.B152]" office:value-type="float" office:value="472.08" calcext:value-type="float">
            <text:p>472,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(-[.A153])^2)/50" office:value-type="float" office:value="468.18" calcext:value-type="float">
            <text:p>468,18</text:p>
          </table:table-cell>
          <table:table-cell table:formula="of:=10+[.B153]" office:value-type="float" office:value="478.18" calcext:value-type="float">
            <text:p>478,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(-[.A154])^2)/50" office:value-type="float" office:value="474.32" calcext:value-type="float">
            <text:p>474,32</text:p>
          </table:table-cell>
          <table:table-cell table:formula="of:=10+[.B154]" office:value-type="float" office:value="484.32" calcext:value-type="float">
            <text:p>484,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(-[.A155])^2)/50" office:value-type="float" office:value="480.5" calcext:value-type="float">
            <text:p>480,5</text:p>
          </table:table-cell>
          <table:table-cell table:formula="of:=10+[.B155]" office:value-type="float" office:value="490.5" calcext:value-type="float">
            <text:p>490,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(-[.A156])^2)/50" office:value-type="float" office:value="486.72" calcext:value-type="float">
            <text:p>486,72</text:p>
          </table:table-cell>
          <table:table-cell table:formula="of:=10+[.B156]" office:value-type="float" office:value="496.72" calcext:value-type="float">
            <text:p>496,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(-[.A157])^2)/50" office:value-type="float" office:value="492.98" calcext:value-type="float">
            <text:p>492,98</text:p>
          </table:table-cell>
          <table:table-cell table:formula="of:=10+[.B157]" office:value-type="float" office:value="502.98" calcext:value-type="float">
            <text:p>502,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(-[.A158])^2)/50" office:value-type="float" office:value="499.28" calcext:value-type="float">
            <text:p>499,28</text:p>
          </table:table-cell>
          <table:table-cell table:formula="of:=10+[.B158]" office:value-type="float" office:value="509.28" calcext:value-type="float">
            <text:p>509,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(-[.A159])^2)/50" office:value-type="float" office:value="505.62" calcext:value-type="float">
            <text:p>505,62</text:p>
          </table:table-cell>
          <table:table-cell table:formula="of:=10+[.B159]" office:value-type="float" office:value="515.62" calcext:value-type="float">
            <text:p>515,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(-[.A160])^2)/50" office:value-type="float" office:value="512" calcext:value-type="float">
            <text:p>512</text:p>
          </table:table-cell>
          <table:table-cell table:formula="of:=10+[.B160]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(-[.A161])^2)/50" office:value-type="float" office:value="518.42" calcext:value-type="float">
            <text:p>518,42</text:p>
          </table:table-cell>
          <table:table-cell table:formula="of:=10+[.B161]" office:value-type="float" office:value="528.42" calcext:value-type="float">
            <text:p>528,4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(-[.A162])^2)/50" office:value-type="float" office:value="524.88" calcext:value-type="float">
            <text:p>524,88</text:p>
          </table:table-cell>
          <table:table-cell table:formula="of:=10+[.B162]" office:value-type="float" office:value="534.88" calcext:value-type="float">
            <text:p>534,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(-[.A163])^2)/50" office:value-type="float" office:value="531.38" calcext:value-type="float">
            <text:p>531,38</text:p>
          </table:table-cell>
          <table:table-cell table:formula="of:=10+[.B163]" office:value-type="float" office:value="541.38" calcext:value-type="float">
            <text:p>541,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(-[.A164])^2)/50" office:value-type="float" office:value="537.92" calcext:value-type="float">
            <text:p>537,92</text:p>
          </table:table-cell>
          <table:table-cell table:formula="of:=10+[.B164]" office:value-type="float" office:value="547.92" calcext:value-type="float">
            <text:p>547,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(-[.A165])^2)/50" office:value-type="float" office:value="544.5" calcext:value-type="float">
            <text:p>544,5</text:p>
          </table:table-cell>
          <table:table-cell table:formula="of:=10+[.B165]" office:value-type="float" office:value="554.5" calcext:value-type="float">
            <text:p>554,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(-[.A166])^2)/50" office:value-type="float" office:value="551.12" calcext:value-type="float">
            <text:p>551,12</text:p>
          </table:table-cell>
          <table:table-cell table:formula="of:=10+[.B166]" office:value-type="float" office:value="561.12" calcext:value-type="float">
            <text:p>561,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(-[.A167])^2)/50" office:value-type="float" office:value="557.78" calcext:value-type="float">
            <text:p>557,78</text:p>
          </table:table-cell>
          <table:table-cell table:formula="of:=10+[.B167]" office:value-type="float" office:value="567.78" calcext:value-type="float">
            <text:p>567,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(-[.A168])^2)/50" office:value-type="float" office:value="564.48" calcext:value-type="float">
            <text:p>564,48</text:p>
          </table:table-cell>
          <table:table-cell table:formula="of:=10+[.B168]" office:value-type="float" office:value="574.48" calcext:value-type="float">
            <text:p>574,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(-[.A169])^2)/50" office:value-type="float" office:value="571.22" calcext:value-type="float">
            <text:p>571,22</text:p>
          </table:table-cell>
          <table:table-cell table:formula="of:=10+[.B169]" office:value-type="float" office:value="581.22" calcext:value-type="float">
            <text:p>581,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(-[.A170])^2)/50" office:value-type="float" office:value="578" calcext:value-type="float">
            <text:p>578</text:p>
          </table:table-cell>
          <table:table-cell table:formula="of:=10+[.B170]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(-[.A171])^2)/50" office:value-type="float" office:value="584.82" calcext:value-type="float">
            <text:p>584,82</text:p>
          </table:table-cell>
          <table:table-cell table:formula="of:=10+[.B171]" office:value-type="float" office:value="594.82" calcext:value-type="float">
            <text:p>594,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(-[.A172])^2)/50" office:value-type="float" office:value="591.68" calcext:value-type="float">
            <text:p>591,68</text:p>
          </table:table-cell>
          <table:table-cell table:formula="of:=10+[.B172]" office:value-type="float" office:value="601.68" calcext:value-type="float">
            <text:p>601,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(-[.A173])^2)/50" office:value-type="float" office:value="598.58" calcext:value-type="float">
            <text:p>598,58</text:p>
          </table:table-cell>
          <table:table-cell table:formula="of:=10+[.B173]" office:value-type="float" office:value="608.58" calcext:value-type="float">
            <text:p>608,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(-[.A174])^2)/50" office:value-type="float" office:value="605.52" calcext:value-type="float">
            <text:p>605,52</text:p>
          </table:table-cell>
          <table:table-cell table:formula="of:=10+[.B174]" office:value-type="float" office:value="615.52" calcext:value-type="float">
            <text:p>615,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(-[.A175])^2)/50" office:value-type="float" office:value="612.5" calcext:value-type="float">
            <text:p>612,5</text:p>
          </table:table-cell>
          <table:table-cell table:formula="of:=10+[.B175]" office:value-type="float" office:value="622.5" calcext:value-type="float">
            <text:p>622,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(-[.A176])^2)/50" office:value-type="float" office:value="619.52" calcext:value-type="float">
            <text:p>619,52</text:p>
          </table:table-cell>
          <table:table-cell table:formula="of:=10+[.B176]" office:value-type="float" office:value="629.52" calcext:value-type="float">
            <text:p>629,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(-[.A177])^2)/50" office:value-type="float" office:value="626.58" calcext:value-type="float">
            <text:p>626,58</text:p>
          </table:table-cell>
          <table:table-cell table:formula="of:=10+[.B177]" office:value-type="float" office:value="636.58" calcext:value-type="float">
            <text:p>636,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(-[.A178])^2)/50" office:value-type="float" office:value="633.68" calcext:value-type="float">
            <text:p>633,68</text:p>
          </table:table-cell>
          <table:table-cell table:formula="of:=10+[.B178]" office:value-type="float" office:value="643.68" calcext:value-type="float">
            <text:p>643,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(-[.A179])^2)/50" office:value-type="float" office:value="640.82" calcext:value-type="float">
            <text:p>640,82</text:p>
          </table:table-cell>
          <table:table-cell table:formula="of:=10+[.B179]" office:value-type="float" office:value="650.82" calcext:value-type="float">
            <text:p>650,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(-[.A180])^2)/50" office:value-type="float" office:value="648" calcext:value-type="float">
            <text:p>648</text:p>
          </table:table-cell>
          <table:table-cell table:formula="of:=10+[.B180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(-[.A181])^2)/50" office:value-type="float" office:value="655.22" calcext:value-type="float">
            <text:p>655,22</text:p>
          </table:table-cell>
          <table:table-cell table:formula="of:=10+[.B181]" office:value-type="float" office:value="665.22" calcext:value-type="float">
            <text:p>665,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(-[.A182])^2)/50" office:value-type="float" office:value="662.48" calcext:value-type="float">
            <text:p>662,48</text:p>
          </table:table-cell>
          <table:table-cell table:formula="of:=10+[.B182]" office:value-type="float" office:value="672.48" calcext:value-type="float">
            <text:p>672,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(-[.A183])^2)/50" office:value-type="float" office:value="669.78" calcext:value-type="float">
            <text:p>669,78</text:p>
          </table:table-cell>
          <table:table-cell table:formula="of:=10+[.B183]" office:value-type="float" office:value="679.78" calcext:value-type="float">
            <text:p>679,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(-[.A184])^2)/50" office:value-type="float" office:value="677.12" calcext:value-type="float">
            <text:p>677,12</text:p>
          </table:table-cell>
          <table:table-cell table:formula="of:=10+[.B184]" office:value-type="float" office:value="687.12" calcext:value-type="float">
            <text:p>687,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(-[.A185])^2)/50" office:value-type="float" office:value="684.5" calcext:value-type="float">
            <text:p>684,5</text:p>
          </table:table-cell>
          <table:table-cell table:formula="of:=10+[.B185]" office:value-type="float" office:value="694.5" calcext:value-type="float">
            <text:p>694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(-[.A186])^2)/50" office:value-type="float" office:value="691.92" calcext:value-type="float">
            <text:p>691,92</text:p>
          </table:table-cell>
          <table:table-cell table:formula="of:=10+[.B186]" office:value-type="float" office:value="701.92" calcext:value-type="float">
            <text:p>701,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(-[.A187])^2)/50" office:value-type="float" office:value="699.38" calcext:value-type="float">
            <text:p>699,38</text:p>
          </table:table-cell>
          <table:table-cell table:formula="of:=10+[.B187]" office:value-type="float" office:value="709.38" calcext:value-type="float">
            <text:p>709,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(-[.A188])^2)/50" office:value-type="float" office:value="706.88" calcext:value-type="float">
            <text:p>706,88</text:p>
          </table:table-cell>
          <table:table-cell table:formula="of:=10+[.B188]" office:value-type="float" office:value="716.88" calcext:value-type="float">
            <text:p>716,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(-[.A189])^2)/50" office:value-type="float" office:value="714.42" calcext:value-type="float">
            <text:p>714,42</text:p>
          </table:table-cell>
          <table:table-cell table:formula="of:=10+[.B189]" office:value-type="float" office:value="724.42" calcext:value-type="float">
            <text:p>724,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(-[.A190])^2)/50" office:value-type="float" office:value="722" calcext:value-type="float">
            <text:p>722</text:p>
          </table:table-cell>
          <table:table-cell table:formula="of:=10+[.B190]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(-[.A191])^2)/50" office:value-type="float" office:value="729.62" calcext:value-type="float">
            <text:p>729,62</text:p>
          </table:table-cell>
          <table:table-cell table:formula="of:=10+[.B191]" office:value-type="float" office:value="739.62" calcext:value-type="float">
            <text:p>739,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(-[.A192])^2)/50" office:value-type="float" office:value="737.28" calcext:value-type="float">
            <text:p>737,28</text:p>
          </table:table-cell>
          <table:table-cell table:formula="of:=10+[.B192]" office:value-type="float" office:value="747.28" calcext:value-type="float">
            <text:p>747,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(-[.A193])^2)/50" office:value-type="float" office:value="744.98" calcext:value-type="float">
            <text:p>744,98</text:p>
          </table:table-cell>
          <table:table-cell table:formula="of:=10+[.B193]" office:value-type="float" office:value="754.98" calcext:value-type="float">
            <text:p>754,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(-[.A194])^2)/50" office:value-type="float" office:value="752.72" calcext:value-type="float">
            <text:p>752,72</text:p>
          </table:table-cell>
          <table:table-cell table:formula="of:=10+[.B194]" office:value-type="float" office:value="762.72" calcext:value-type="float">
            <text:p>762,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(-[.A195])^2)/50" office:value-type="float" office:value="760.5" calcext:value-type="float">
            <text:p>760,5</text:p>
          </table:table-cell>
          <table:table-cell table:formula="of:=10+[.B195]" office:value-type="float" office:value="770.5" calcext:value-type="float">
            <text:p>770,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(-[.A196])^2)/50" office:value-type="float" office:value="768.32" calcext:value-type="float">
            <text:p>768,32</text:p>
          </table:table-cell>
          <table:table-cell table:formula="of:=10+[.B196]" office:value-type="float" office:value="778.32" calcext:value-type="float">
            <text:p>778,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(-[.A197])^2)/50" office:value-type="float" office:value="776.18" calcext:value-type="float">
            <text:p>776,18</text:p>
          </table:table-cell>
          <table:table-cell table:formula="of:=10+[.B197]" office:value-type="float" office:value="786.18" calcext:value-type="float">
            <text:p>786,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(-[.A198])^2)/50" office:value-type="float" office:value="784.08" calcext:value-type="float">
            <text:p>784,08</text:p>
          </table:table-cell>
          <table:table-cell table:formula="of:=10+[.B198]" office:value-type="float" office:value="794.08" calcext:value-type="float">
            <text:p>794,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(-[.A199])^2)/50" office:value-type="float" office:value="792.02" calcext:value-type="float">
            <text:p>792,02</text:p>
          </table:table-cell>
          <table:table-cell table:formula="of:=10+[.B199]" office:value-type="float" office:value="802.02" calcext:value-type="float">
            <text:p>802,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-[.A200])^2)/50" office:value-type="float" office:value="800" calcext:value-type="float">
            <text:p>800</text:p>
          </table:table-cell>
          <table:table-cell table:formula="of:=10+[.B200]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(-[.A201])^2)/50" office:value-type="float" office:value="808.02" calcext:value-type="float">
            <text:p>808,02</text:p>
          </table:table-cell>
          <table:table-cell table:formula="of:=10+[.B201]" office:value-type="float" office:value="818.02" calcext:value-type="float">
            <text:p>818,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(-[.A202])^2)/50" office:value-type="float" office:value="816.08" calcext:value-type="float">
            <text:p>816,08</text:p>
          </table:table-cell>
          <table:table-cell table:formula="of:=10+[.B202]" office:value-type="float" office:value="826.08" calcext:value-type="float">
            <text:p>826,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(-[.A203])^2)/50" office:value-type="float" office:value="824.18" calcext:value-type="float">
            <text:p>824,18</text:p>
          </table:table-cell>
          <table:table-cell table:formula="of:=10+[.B203]" office:value-type="float" office:value="834.18" calcext:value-type="float">
            <text:p>834,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(-[.A204])^2)/50" office:value-type="float" office:value="832.32" calcext:value-type="float">
            <text:p>832,32</text:p>
          </table:table-cell>
          <table:table-cell table:formula="of:=10+[.B204]" office:value-type="float" office:value="842.32" calcext:value-type="float">
            <text:p>842,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(-[.A205])^2)/50" office:value-type="float" office:value="840.5" calcext:value-type="float">
            <text:p>840,5</text:p>
          </table:table-cell>
          <table:table-cell table:formula="of:=10+[.B205]" office:value-type="float" office:value="850.5" calcext:value-type="float">
            <text:p>850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(-[.A206])^2)/50" office:value-type="float" office:value="848.72" calcext:value-type="float">
            <text:p>848,72</text:p>
          </table:table-cell>
          <table:table-cell table:formula="of:=10+[.B206]" office:value-type="float" office:value="858.72" calcext:value-type="float">
            <text:p>858,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(-[.A207])^2)/50" office:value-type="float" office:value="856.98" calcext:value-type="float">
            <text:p>856,98</text:p>
          </table:table-cell>
          <table:table-cell table:formula="of:=10+[.B207]" office:value-type="float" office:value="866.98" calcext:value-type="float">
            <text:p>866,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(-[.A208])^2)/50" office:value-type="float" office:value="865.28" calcext:value-type="float">
            <text:p>865,28</text:p>
          </table:table-cell>
          <table:table-cell table:formula="of:=10+[.B208]" office:value-type="float" office:value="875.28" calcext:value-type="float">
            <text:p>875,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(-[.A209])^2)/50" office:value-type="float" office:value="873.62" calcext:value-type="float">
            <text:p>873,62</text:p>
          </table:table-cell>
          <table:table-cell table:formula="of:=10+[.B209]" office:value-type="float" office:value="883.62" calcext:value-type="float">
            <text:p>883,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(-[.A210])^2)/50" office:value-type="float" office:value="882" calcext:value-type="float">
            <text:p>882</text:p>
          </table:table-cell>
          <table:table-cell table:formula="of:=10+[.B210]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(-[.A211])^2)/50" office:value-type="float" office:value="890.42" calcext:value-type="float">
            <text:p>890,42</text:p>
          </table:table-cell>
          <table:table-cell table:formula="of:=10+[.B211]" office:value-type="float" office:value="900.42" calcext:value-type="float">
            <text:p>900,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(-[.A212])^2)/50" office:value-type="float" office:value="898.88" calcext:value-type="float">
            <text:p>898,88</text:p>
          </table:table-cell>
          <table:table-cell table:formula="of:=10+[.B212]" office:value-type="float" office:value="908.88" calcext:value-type="float">
            <text:p>908,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(-[.A213])^2)/50" office:value-type="float" office:value="907.38" calcext:value-type="float">
            <text:p>907,38</text:p>
          </table:table-cell>
          <table:table-cell table:formula="of:=10+[.B213]" office:value-type="float" office:value="917.38" calcext:value-type="float">
            <text:p>917,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(-[.A214])^2)/50" office:value-type="float" office:value="915.92" calcext:value-type="float">
            <text:p>915,92</text:p>
          </table:table-cell>
          <table:table-cell table:formula="of:=10+[.B214]" office:value-type="float" office:value="925.92" calcext:value-type="float">
            <text:p>925,9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(-[.A215])^2)/50" office:value-type="float" office:value="924.5" calcext:value-type="float">
            <text:p>924,5</text:p>
          </table:table-cell>
          <table:table-cell table:formula="of:=10+[.B215]" office:value-type="float" office:value="934.5" calcext:value-type="float">
            <text:p>934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(-[.A216])^2)/50" office:value-type="float" office:value="933.12" calcext:value-type="float">
            <text:p>933,12</text:p>
          </table:table-cell>
          <table:table-cell table:formula="of:=10+[.B216]" office:value-type="float" office:value="943.12" calcext:value-type="float">
            <text:p>943,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(-[.A217])^2)/50" office:value-type="float" office:value="941.78" calcext:value-type="float">
            <text:p>941,78</text:p>
          </table:table-cell>
          <table:table-cell table:formula="of:=10+[.B217]" office:value-type="float" office:value="951.78" calcext:value-type="float">
            <text:p>951,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(-[.A218])^2)/50" office:value-type="float" office:value="950.48" calcext:value-type="float">
            <text:p>950,48</text:p>
          </table:table-cell>
          <table:table-cell table:formula="of:=10+[.B218]" office:value-type="float" office:value="960.48" calcext:value-type="float">
            <text:p>960,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(-[.A219])^2)/50" office:value-type="float" office:value="959.22" calcext:value-type="float">
            <text:p>959,22</text:p>
          </table:table-cell>
          <table:table-cell table:formula="of:=10+[.B219]" office:value-type="float" office:value="969.22" calcext:value-type="float">
            <text:p>969,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(-[.A220])^2)/50" office:value-type="float" office:value="968" calcext:value-type="float">
            <text:p>968</text:p>
          </table:table-cell>
          <table:table-cell table:formula="of:=10+[.B220]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(-[.A221])^2)/50" office:value-type="float" office:value="976.82" calcext:value-type="float">
            <text:p>976,82</text:p>
          </table:table-cell>
          <table:table-cell table:formula="of:=10+[.B221]" office:value-type="float" office:value="986.82" calcext:value-type="float">
            <text:p>986,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(-[.A222])^2)/50" office:value-type="float" office:value="985.68" calcext:value-type="float">
            <text:p>985,68</text:p>
          </table:table-cell>
          <table:table-cell table:formula="of:=10+[.B222]" office:value-type="float" office:value="995.68" calcext:value-type="float">
            <text:p>995,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(-[.A223])^2)/50" office:value-type="float" office:value="994.58" calcext:value-type="float">
            <text:p>994,58</text:p>
          </table:table-cell>
          <table:table-cell table:formula="of:=10+[.B223]" office:value-type="float" office:value="1004.58" calcext:value-type="float">
            <text:p>1004,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(-[.A224])^2)/50" office:value-type="float" office:value="1003.52" calcext:value-type="float">
            <text:p>1003,52</text:p>
          </table:table-cell>
          <table:table-cell table:formula="of:=10+[.B224]" office:value-type="float" office:value="1013.52" calcext:value-type="float">
            <text:p>1013,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(-[.A225])^2)/50" office:value-type="float" office:value="1012.5" calcext:value-type="float">
            <text:p>1012,5</text:p>
          </table:table-cell>
          <table:table-cell table:formula="of:=10+[.B225]" office:value-type="float" office:value="1022.5" calcext:value-type="float">
            <text:p>1022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(-[.A226])^2)/50" office:value-type="float" office:value="1021.52" calcext:value-type="float">
            <text:p>1021,52</text:p>
          </table:table-cell>
          <table:table-cell table:formula="of:=10+[.B226]" office:value-type="float" office:value="1031.52" calcext:value-type="float">
            <text:p>1031,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(-[.A227])^2)/50" office:value-type="float" office:value="1030.58" calcext:value-type="float">
            <text:p>1030,58</text:p>
          </table:table-cell>
          <table:table-cell table:formula="of:=10+[.B227]" office:value-type="float" office:value="1040.58" calcext:value-type="float">
            <text:p>1040,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(-[.A228])^2)/50" office:value-type="float" office:value="1039.68" calcext:value-type="float">
            <text:p>1039,68</text:p>
          </table:table-cell>
          <table:table-cell table:formula="of:=10+[.B228]" office:value-type="float" office:value="1049.68" calcext:value-type="float">
            <text:p>1049,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(-[.A229])^2)/50" office:value-type="float" office:value="1048.82" calcext:value-type="float">
            <text:p>1048,82</text:p>
          </table:table-cell>
          <table:table-cell table:formula="of:=10+[.B229]" office:value-type="float" office:value="1058.82" calcext:value-type="float">
            <text:p>1058,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(-[.A230])^2)/50" office:value-type="float" office:value="1058" calcext:value-type="float">
            <text:p>1058</text:p>
          </table:table-cell>
          <table:table-cell table:formula="of:=10+[.B230]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(-[.A231])^2)/50" office:value-type="float" office:value="1067.22" calcext:value-type="float">
            <text:p>1067,22</text:p>
          </table:table-cell>
          <table:table-cell table:formula="of:=10+[.B231]" office:value-type="float" office:value="1077.22" calcext:value-type="float">
            <text:p>1077,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(-[.A232])^2)/50" office:value-type="float" office:value="1076.48" calcext:value-type="float">
            <text:p>1076,48</text:p>
          </table:table-cell>
          <table:table-cell table:formula="of:=10+[.B232]" office:value-type="float" office:value="1086.48" calcext:value-type="float">
            <text:p>1086,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(-[.A233])^2)/50" office:value-type="float" office:value="1085.78" calcext:value-type="float">
            <text:p>1085,78</text:p>
          </table:table-cell>
          <table:table-cell table:formula="of:=10+[.B233]" office:value-type="float" office:value="1095.78" calcext:value-type="float">
            <text:p>1095,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(-[.A234])^2)/50" office:value-type="float" office:value="1095.12" calcext:value-type="float">
            <text:p>1095,12</text:p>
          </table:table-cell>
          <table:table-cell table:formula="of:=10+[.B234]" office:value-type="float" office:value="1105.12" calcext:value-type="float">
            <text:p>1105,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(-[.A235])^2)/50" office:value-type="float" office:value="1104.5" calcext:value-type="float">
            <text:p>1104,5</text:p>
          </table:table-cell>
          <table:table-cell table:formula="of:=10+[.B235]" office:value-type="float" office:value="1114.5" calcext:value-type="float">
            <text:p>1114,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(-[.A236])^2)/50" office:value-type="float" office:value="1113.92" calcext:value-type="float">
            <text:p>1113,92</text:p>
          </table:table-cell>
          <table:table-cell table:formula="of:=10+[.B236]" office:value-type="float" office:value="1123.92" calcext:value-type="float">
            <text:p>1123,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(-[.A237])^2)/50" office:value-type="float" office:value="1123.38" calcext:value-type="float">
            <text:p>1123,38</text:p>
          </table:table-cell>
          <table:table-cell table:formula="of:=10+[.B237]" office:value-type="float" office:value="1133.38" calcext:value-type="float">
            <text:p>1133,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(-[.A238])^2)/50" office:value-type="float" office:value="1132.88" calcext:value-type="float">
            <text:p>1132,88</text:p>
          </table:table-cell>
          <table:table-cell table:formula="of:=10+[.B238]" office:value-type="float" office:value="1142.88" calcext:value-type="float">
            <text:p>1142,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(-[.A239])^2)/50" office:value-type="float" office:value="1142.42" calcext:value-type="float">
            <text:p>1142,42</text:p>
          </table:table-cell>
          <table:table-cell table:formula="of:=10+[.B239]" office:value-type="float" office:value="1152.42" calcext:value-type="float">
            <text:p>1152,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(-[.A240])^2)/50" office:value-type="float" office:value="1152" calcext:value-type="float">
            <text:p>1152</text:p>
          </table:table-cell>
          <table:table-cell table:formula="of:=10+[.B240]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(-[.A241])^2)/50" office:value-type="float" office:value="1161.62" calcext:value-type="float">
            <text:p>1161,62</text:p>
          </table:table-cell>
          <table:table-cell table:formula="of:=10+[.B241]" office:value-type="float" office:value="1171.62" calcext:value-type="float">
            <text:p>1171,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(-[.A242])^2)/50" office:value-type="float" office:value="1171.28" calcext:value-type="float">
            <text:p>1171,28</text:p>
          </table:table-cell>
          <table:table-cell table:formula="of:=10+[.B242]" office:value-type="float" office:value="1181.28" calcext:value-type="float">
            <text:p>1181,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(-[.A243])^2)/50" office:value-type="float" office:value="1180.98" calcext:value-type="float">
            <text:p>1180,98</text:p>
          </table:table-cell>
          <table:table-cell table:formula="of:=10+[.B243]" office:value-type="float" office:value="1190.98" calcext:value-type="float">
            <text:p>1190,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(-[.A244])^2)/50" office:value-type="float" office:value="1190.72" calcext:value-type="float">
            <text:p>1190,72</text:p>
          </table:table-cell>
          <table:table-cell table:formula="of:=10+[.B244]" office:value-type="float" office:value="1200.72" calcext:value-type="float">
            <text:p>1200,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(-[.A245])^2)/50" office:value-type="float" office:value="1200.5" calcext:value-type="float">
            <text:p>1200,5</text:p>
          </table:table-cell>
          <table:table-cell table:formula="of:=10+[.B245]" office:value-type="float" office:value="1210.5" calcext:value-type="float">
            <text:p>1210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(-[.A246])^2)/50" office:value-type="float" office:value="1210.32" calcext:value-type="float">
            <text:p>1210,32</text:p>
          </table:table-cell>
          <table:table-cell table:formula="of:=10+[.B246]" office:value-type="float" office:value="1220.32" calcext:value-type="float">
            <text:p>1220,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(-[.A247])^2)/50" office:value-type="float" office:value="1220.18" calcext:value-type="float">
            <text:p>1220,18</text:p>
          </table:table-cell>
          <table:table-cell table:formula="of:=10+[.B247]" office:value-type="float" office:value="1230.18" calcext:value-type="float">
            <text:p>1230,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(-[.A248])^2)/50" office:value-type="float" office:value="1230.08" calcext:value-type="float">
            <text:p>1230,08</text:p>
          </table:table-cell>
          <table:table-cell table:formula="of:=10+[.B248]" office:value-type="float" office:value="1240.08" calcext:value-type="float">
            <text:p>1240,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(-[.A249])^2)/50" office:value-type="float" office:value="1240.02" calcext:value-type="float">
            <text:p>1240,02</text:p>
          </table:table-cell>
          <table:table-cell table:formula="of:=10+[.B249]" office:value-type="float" office:value="1250.02" calcext:value-type="float">
            <text:p>1250,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(-[.A250])^2)/50" office:value-type="float" office:value="1250" calcext:value-type="float">
            <text:p>1250</text:p>
          </table:table-cell>
          <table:table-cell table:formula="of:=10+[.B250]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(-[.A251])^2)/50" office:value-type="float" office:value="1260.02" calcext:value-type="float">
            <text:p>1260,02</text:p>
          </table:table-cell>
          <table:table-cell table:formula="of:=10+[.B251]" office:value-type="float" office:value="1270.02" calcext:value-type="float">
            <text:p>1270,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(-[.A252])^2)/50" office:value-type="float" office:value="1270.08" calcext:value-type="float">
            <text:p>1270,08</text:p>
          </table:table-cell>
          <table:table-cell table:formula="of:=10+[.B252]" office:value-type="float" office:value="1280.08" calcext:value-type="float">
            <text:p>1280,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(-[.A253])^2)/50" office:value-type="float" office:value="1280.18" calcext:value-type="float">
            <text:p>1280,18</text:p>
          </table:table-cell>
          <table:table-cell table:formula="of:=10+[.B253]" office:value-type="float" office:value="1290.18" calcext:value-type="float">
            <text:p>1290,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(-[.A254])^2)/50" office:value-type="float" office:value="1290.32" calcext:value-type="float">
            <text:p>1290,32</text:p>
          </table:table-cell>
          <table:table-cell table:formula="of:=10+[.B254]" office:value-type="float" office:value="1300.32" calcext:value-type="float">
            <text:p>1300,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(-[.A255])^2)/50" office:value-type="float" office:value="1300.5" calcext:value-type="float">
            <text:p>1300,5</text:p>
          </table:table-cell>
          <table:table-cell table:formula="of:=10+[.B255]" office:value-type="float" office:value="1310.5" calcext:value-type="float">
            <text:p>1310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(-[.A256])^2)/50" office:value-type="float" office:value="1310.72" calcext:value-type="float">
            <text:p>1310,72</text:p>
          </table:table-cell>
          <table:table-cell table:formula="of:=10+[.B256]" office:value-type="float" office:value="1320.72" calcext:value-type="float">
            <text:p>1320,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(-[.A257])^2)/50" office:value-type="float" office:value="1320.98" calcext:value-type="float">
            <text:p>1320,98</text:p>
          </table:table-cell>
          <table:table-cell table:formula="of:=10+[.B257]" office:value-type="float" office:value="1330.98" calcext:value-type="float">
            <text:p>1330,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(-[.A258])^2)/50" office:value-type="float" office:value="1331.28" calcext:value-type="float">
            <text:p>1331,28</text:p>
          </table:table-cell>
          <table:table-cell table:formula="of:=10+[.B258]" office:value-type="float" office:value="1341.28" calcext:value-type="float">
            <text:p>1341,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(-[.A259])^2)/50" office:value-type="float" office:value="1341.62" calcext:value-type="float">
            <text:p>1341,62</text:p>
          </table:table-cell>
          <table:table-cell table:formula="of:=10+[.B259]" office:value-type="float" office:value="1351.62" calcext:value-type="float">
            <text:p>1351,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(-[.A260])^2)/50" office:value-type="float" office:value="1352" calcext:value-type="float">
            <text:p>1352</text:p>
          </table:table-cell>
          <table:table-cell table:formula="of:=10+[.B260]"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(-[.A261])^2)/50" office:value-type="float" office:value="1362.42" calcext:value-type="float">
            <text:p>1362,42</text:p>
          </table:table-cell>
          <table:table-cell table:formula="of:=10+[.B261]" office:value-type="float" office:value="1372.42" calcext:value-type="float">
            <text:p>1372,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(-[.A262])^2)/50" office:value-type="float" office:value="1372.88" calcext:value-type="float">
            <text:p>1372,88</text:p>
          </table:table-cell>
          <table:table-cell table:formula="of:=10+[.B262]" office:value-type="float" office:value="1382.88" calcext:value-type="float">
            <text:p>1382,8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(-[.A263])^2)/50" office:value-type="float" office:value="1383.38" calcext:value-type="float">
            <text:p>1383,38</text:p>
          </table:table-cell>
          <table:table-cell table:formula="of:=10+[.B263]" office:value-type="float" office:value="1393.38" calcext:value-type="float">
            <text:p>1393,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(-[.A264])^2)/50" office:value-type="float" office:value="1393.92" calcext:value-type="float">
            <text:p>1393,92</text:p>
          </table:table-cell>
          <table:table-cell table:formula="of:=10+[.B264]" office:value-type="float" office:value="1403.92" calcext:value-type="float">
            <text:p>1403,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(-[.A265])^2)/50" office:value-type="float" office:value="1404.5" calcext:value-type="float">
            <text:p>1404,5</text:p>
          </table:table-cell>
          <table:table-cell table:formula="of:=10+[.B265]" office:value-type="float" office:value="1414.5" calcext:value-type="float">
            <text:p>1414,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(-[.A266])^2)/50" office:value-type="float" office:value="1415.12" calcext:value-type="float">
            <text:p>1415,12</text:p>
          </table:table-cell>
          <table:table-cell table:formula="of:=10+[.B266]" office:value-type="float" office:value="1425.12" calcext:value-type="float">
            <text:p>1425,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(-[.A267])^2)/50" office:value-type="float" office:value="1425.78" calcext:value-type="float">
            <text:p>1425,78</text:p>
          </table:table-cell>
          <table:table-cell table:formula="of:=10+[.B267]" office:value-type="float" office:value="1435.78" calcext:value-type="float">
            <text:p>1435,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(-[.A268])^2)/50" office:value-type="float" office:value="1436.48" calcext:value-type="float">
            <text:p>1436,48</text:p>
          </table:table-cell>
          <table:table-cell table:formula="of:=10+[.B268]" office:value-type="float" office:value="1446.48" calcext:value-type="float">
            <text:p>1446,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(-[.A269])^2)/50" office:value-type="float" office:value="1447.22" calcext:value-type="float">
            <text:p>1447,22</text:p>
          </table:table-cell>
          <table:table-cell table:formula="of:=10+[.B269]" office:value-type="float" office:value="1457.22" calcext:value-type="float">
            <text:p>1457,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(-[.A270])^2)/50" office:value-type="float" office:value="1458" calcext:value-type="float">
            <text:p>1458</text:p>
          </table:table-cell>
          <table:table-cell table:formula="of:=10+[.B270]"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(-[.A271])^2)/50" office:value-type="float" office:value="1468.82" calcext:value-type="float">
            <text:p>1468,82</text:p>
          </table:table-cell>
          <table:table-cell table:formula="of:=10+[.B271]" office:value-type="float" office:value="1478.82" calcext:value-type="float">
            <text:p>1478,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(-[.A272])^2)/50" office:value-type="float" office:value="1479.68" calcext:value-type="float">
            <text:p>1479,68</text:p>
          </table:table-cell>
          <table:table-cell table:formula="of:=10+[.B272]" office:value-type="float" office:value="1489.68" calcext:value-type="float">
            <text:p>1489,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(-[.A273])^2)/50" office:value-type="float" office:value="1490.58" calcext:value-type="float">
            <text:p>1490,58</text:p>
          </table:table-cell>
          <table:table-cell table:formula="of:=10+[.B273]" office:value-type="float" office:value="1500.58" calcext:value-type="float">
            <text:p>1500,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(-[.A274])^2)/50" office:value-type="float" office:value="1501.52" calcext:value-type="float">
            <text:p>1501,52</text:p>
          </table:table-cell>
          <table:table-cell table:formula="of:=10+[.B274]" office:value-type="float" office:value="1511.52" calcext:value-type="float">
            <text:p>1511,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(-[.A275])^2)/50" office:value-type="float" office:value="1512.5" calcext:value-type="float">
            <text:p>1512,5</text:p>
          </table:table-cell>
          <table:table-cell table:formula="of:=10+[.B275]" office:value-type="float" office:value="1522.5" calcext:value-type="float">
            <text:p>1522,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(-[.A276])^2)/50" office:value-type="float" office:value="1523.52" calcext:value-type="float">
            <text:p>1523,52</text:p>
          </table:table-cell>
          <table:table-cell table:formula="of:=10+[.B276]" office:value-type="float" office:value="1533.52" calcext:value-type="float">
            <text:p>1533,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(-[.A277])^2)/50" office:value-type="float" office:value="1534.58" calcext:value-type="float">
            <text:p>1534,58</text:p>
          </table:table-cell>
          <table:table-cell table:formula="of:=10+[.B277]" office:value-type="float" office:value="1544.58" calcext:value-type="float">
            <text:p>1544,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(-[.A278])^2)/50" office:value-type="float" office:value="1545.68" calcext:value-type="float">
            <text:p>1545,68</text:p>
          </table:table-cell>
          <table:table-cell table:formula="of:=10+[.B278]" office:value-type="float" office:value="1555.68" calcext:value-type="float">
            <text:p>1555,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(-[.A279])^2)/50" office:value-type="float" office:value="1556.82" calcext:value-type="float">
            <text:p>1556,82</text:p>
          </table:table-cell>
          <table:table-cell table:formula="of:=10+[.B279]" office:value-type="float" office:value="1566.82" calcext:value-type="float">
            <text:p>1566,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(-[.A280])^2)/50" office:value-type="float" office:value="1568" calcext:value-type="float">
            <text:p>1568</text:p>
          </table:table-cell>
          <table:table-cell table:formula="of:=10+[.B280]"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(-[.A281])^2)/50" office:value-type="float" office:value="1579.22" calcext:value-type="float">
            <text:p>1579,22</text:p>
          </table:table-cell>
          <table:table-cell table:formula="of:=10+[.B281]" office:value-type="float" office:value="1589.22" calcext:value-type="float">
            <text:p>1589,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(-[.A282])^2)/50" office:value-type="float" office:value="1590.48" calcext:value-type="float">
            <text:p>1590,48</text:p>
          </table:table-cell>
          <table:table-cell table:formula="of:=10+[.B282]" office:value-type="float" office:value="1600.48" calcext:value-type="float">
            <text:p>1600,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(-[.A283])^2)/50" office:value-type="float" office:value="1601.78" calcext:value-type="float">
            <text:p>1601,78</text:p>
          </table:table-cell>
          <table:table-cell table:formula="of:=10+[.B283]" office:value-type="float" office:value="1611.78" calcext:value-type="float">
            <text:p>1611,7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(-[.A284])^2)/50" office:value-type="float" office:value="1613.12" calcext:value-type="float">
            <text:p>1613,12</text:p>
          </table:table-cell>
          <table:table-cell table:formula="of:=10+[.B284]" office:value-type="float" office:value="1623.12" calcext:value-type="float">
            <text:p>1623,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(-[.A285])^2)/50" office:value-type="float" office:value="1624.5" calcext:value-type="float">
            <text:p>1624,5</text:p>
          </table:table-cell>
          <table:table-cell table:formula="of:=10+[.B285]" office:value-type="float" office:value="1634.5" calcext:value-type="float">
            <text:p>1634,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(-[.A286])^2)/50" office:value-type="float" office:value="1635.92" calcext:value-type="float">
            <text:p>1635,92</text:p>
          </table:table-cell>
          <table:table-cell table:formula="of:=10+[.B286]" office:value-type="float" office:value="1645.92" calcext:value-type="float">
            <text:p>1645,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(-[.A287])^2)/50" office:value-type="float" office:value="1647.38" calcext:value-type="float">
            <text:p>1647,38</text:p>
          </table:table-cell>
          <table:table-cell table:formula="of:=10+[.B287]" office:value-type="float" office:value="1657.38" calcext:value-type="float">
            <text:p>1657,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(-[.A288])^2)/50" office:value-type="float" office:value="1658.88" calcext:value-type="float">
            <text:p>1658,88</text:p>
          </table:table-cell>
          <table:table-cell table:formula="of:=10+[.B288]" office:value-type="float" office:value="1668.88" calcext:value-type="float">
            <text:p>1668,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(-[.A289])^2)/50" office:value-type="float" office:value="1670.42" calcext:value-type="float">
            <text:p>1670,42</text:p>
          </table:table-cell>
          <table:table-cell table:formula="of:=10+[.B289]" office:value-type="float" office:value="1680.42" calcext:value-type="float">
            <text:p>1680,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(-[.A290])^2)/50" office:value-type="float" office:value="1682" calcext:value-type="float">
            <text:p>1682</text:p>
          </table:table-cell>
          <table:table-cell table:formula="of:=10+[.B290]"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(-[.A291])^2)/50" office:value-type="float" office:value="1693.62" calcext:value-type="float">
            <text:p>1693,62</text:p>
          </table:table-cell>
          <table:table-cell table:formula="of:=10+[.B291]" office:value-type="float" office:value="1703.62" calcext:value-type="float">
            <text:p>1703,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(-[.A292])^2)/50" office:value-type="float" office:value="1705.28" calcext:value-type="float">
            <text:p>1705,28</text:p>
          </table:table-cell>
          <table:table-cell table:formula="of:=10+[.B292]" office:value-type="float" office:value="1715.28" calcext:value-type="float">
            <text:p>1715,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(-[.A293])^2)/50" office:value-type="float" office:value="1716.98" calcext:value-type="float">
            <text:p>1716,98</text:p>
          </table:table-cell>
          <table:table-cell table:formula="of:=10+[.B293]" office:value-type="float" office:value="1726.98" calcext:value-type="float">
            <text:p>1726,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(-[.A294])^2)/50" office:value-type="float" office:value="1728.72" calcext:value-type="float">
            <text:p>1728,72</text:p>
          </table:table-cell>
          <table:table-cell table:formula="of:=10+[.B294]" office:value-type="float" office:value="1738.72" calcext:value-type="float">
            <text:p>1738,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(-[.A295])^2)/50" office:value-type="float" office:value="1740.5" calcext:value-type="float">
            <text:p>1740,5</text:p>
          </table:table-cell>
          <table:table-cell table:formula="of:=10+[.B295]" office:value-type="float" office:value="1750.5" calcext:value-type="float">
            <text:p>1750,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(-[.A296])^2)/50" office:value-type="float" office:value="1752.32" calcext:value-type="float">
            <text:p>1752,32</text:p>
          </table:table-cell>
          <table:table-cell table:formula="of:=10+[.B296]" office:value-type="float" office:value="1762.32" calcext:value-type="float">
            <text:p>1762,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(-[.A297])^2)/50" office:value-type="float" office:value="1764.18" calcext:value-type="float">
            <text:p>1764,18</text:p>
          </table:table-cell>
          <table:table-cell table:formula="of:=10+[.B297]" office:value-type="float" office:value="1774.18" calcext:value-type="float">
            <text:p>1774,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(-[.A298])^2)/50" office:value-type="float" office:value="1776.08" calcext:value-type="float">
            <text:p>1776,08</text:p>
          </table:table-cell>
          <table:table-cell table:formula="of:=10+[.B298]" office:value-type="float" office:value="1786.08" calcext:value-type="float">
            <text:p>1786,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(-[.A299])^2)/50" office:value-type="float" office:value="1788.02" calcext:value-type="float">
            <text:p>1788,02</text:p>
          </table:table-cell>
          <table:table-cell table:formula="of:=10+[.B299]" office:value-type="float" office:value="1798.02" calcext:value-type="float">
            <text:p>1798,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(-[.A300])^2)/50" office:value-type="float" office:value="1800" calcext:value-type="float">
            <text:p>1800</text:p>
          </table:table-cell>
          <table:table-cell table:formula="of:=10+[.B300]" office:value-type="float" office:value="1810" calcext:value-type="float">
            <text:p>1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01:36:58.459377848</meta:creation-date>
    <dc:date>2021-04-23T01:44:45.229599024</dc:date>
    <meta:editing-duration>PT7M48S</meta:editing-duration>
    <meta:editing-cycles>2</meta:editing-cycles>
    <meta:generator>LibreOffice/6.0.7.3$Linux_X86_64 LibreOffice_project/00m0$Build-3</meta:generator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1:Sheet1.C300" svg:x="0.32cm" svg:y="0.18cm" svg:width="12.508cm" svg:height="8.64cm">
          <chartooo:coordinate-region svg:x="1.312cm" svg:y="0.301cm" svg:width="11.51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133333333333">
                <text:p>10.0133333333333</text:p>
                <draw:g>
                  <svg:desc>Sheet1.C1:Sheet1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58">
                <text:p>24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48">
                <text:p>30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88">
                <text:p>38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18">
                <text:p>54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02">
                <text:p>62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.18">
                <text:p>66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32">
                <text:p>68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98">
                <text:p>74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42">
                <text:p>84.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2">
                <text:p>91.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.48">
                <text:p>102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.22">
                <text:p>105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.82">
                <text:p>110.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.68">
                <text:p>113.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.58">
                <text:p>116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.52">
                <text:p>119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.52">
                <text:p>125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8.58">
                <text:p>128.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1.68">
                <text:p>131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.82">
                <text:p>134.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.22">
                <text:p>141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.48">
                <text:p>14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.78">
                <text:p>147.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1.12">
                <text:p>151.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.92">
                <text:p>157.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1.38">
                <text:p>161.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4.88">
                <text:p>164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.42">
                <text:p>168.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5.62">
                <text:p>175.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.28">
                <text:p>179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.98">
                <text:p>182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.72">
                <text:p>186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.32">
                <text:p>194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.18">
                <text:p>198.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2.08">
                <text:p>202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6.02">
                <text:p>20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4.02">
                <text:p>214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8.08">
                <text:p>218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2.18">
                <text:p>222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6.32">
                <text:p>226.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4.72">
                <text:p>234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.98">
                <text:p>238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3.28">
                <text:p>243.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7.62">
                <text:p>247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6.42">
                <text:p>256.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0.88">
                <text:p>260.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5.38">
                <text:p>265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9.92">
                <text:p>269.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9.12">
                <text:p>279.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3.78">
                <text:p>283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8.48">
                <text:p>288.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3.22">
                <text:p>293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.82">
                <text:p>302.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7.68">
                <text:p>307.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.58">
                <text:p>312.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.52">
                <text:p>317.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7.52">
                <text:p>327.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2.58">
                <text:p>332.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7.68">
                <text:p>337.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2.82">
                <text:p>342.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3.22">
                <text:p>353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48">
                <text:p>358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3.78">
                <text:p>363.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.12">
                <text:p>369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9.92">
                <text:p>379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5.38">
                <text:p>385.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.88">
                <text:p>390.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6.42">
                <text:p>396.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7.62">
                <text:p>407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3.28">
                <text:p>413.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8.98">
                <text:p>418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4.72">
                <text:p>424.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6.32">
                <text:p>436.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2.18">
                <text:p>442.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8.08">
                <text:p>448.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4.02">
                <text:p>454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6.02">
                <text:p>466.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2.08">
                <text:p>472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8.18">
                <text:p>478.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4.32">
                <text:p>484.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.72">
                <text:p>496.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2.98">
                <text:p>502.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9.28">
                <text:p>509.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5.62">
                <text:p>515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.42">
                <text:p>528.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4.88">
                <text:p>534.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1.38">
                <text:p>541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7.92">
                <text:p>547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1.12">
                <text:p>561.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7.78">
                <text:p>567.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4.48">
                <text:p>574.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1.22">
                <text:p>581.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4.82">
                <text:p>594.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1.68">
                <text:p>601.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8.58">
                <text:p>608.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5.52">
                <text:p>615.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2.5">
                <text:p>622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9.52">
                <text:p>629.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6.58">
                <text:p>636.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3.68">
                <text:p>643.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0.82">
                <text:p>650.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5.22">
                <text:p>665.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2.48">
                <text:p>672.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79.78">
                <text:p>679.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7.12">
                <text:p>687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1.92">
                <text:p>701.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9.38">
                <text:p>709.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6.88">
                <text:p>716.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4.42">
                <text:p>724.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9.62">
                <text:p>739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7.28">
                <text:p>747.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4.98">
                <text:p>754.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2.72">
                <text:p>762.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0.5">
                <text:p>770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8.32">
                <text:p>778.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6.18">
                <text:p>786.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4.08">
                <text:p>794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2.02">
                <text:p>802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8.02">
                <text:p>818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6.08">
                <text:p>826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4.18">
                <text:p>834.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42.32">
                <text:p>842.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0.5">
                <text:p>85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8.72">
                <text:p>858.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6.98">
                <text:p>866.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5.28">
                <text:p>875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83.62">
                <text:p>883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0.42">
                <text:p>900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8.88">
                <text:p>908.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17.38">
                <text:p>917.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5.92">
                <text:p>925.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4.5">
                <text:p>934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3.12">
                <text:p>943.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51.78">
                <text:p>951.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0.48">
                <text:p>960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69.22">
                <text:p>969.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6.82">
                <text:p>986.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5.68">
                <text:p>995.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4.58">
                <text:p>1004.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3.52">
                <text:p>1013.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2.5">
                <text:p>1022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1.52">
                <text:p>1031.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0.58">
                <text:p>1040.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9.68">
                <text:p>1049.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58.82">
                <text:p>1058.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7.22">
                <text:p>1077.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6.48">
                <text:p>1086.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95.78">
                <text:p>1095.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05.12">
                <text:p>1105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4.5">
                <text:p>1114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3.92">
                <text:p>1123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3.38">
                <text:p>1133.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42.88">
                <text:p>1142.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52.42">
                <text:p>1152.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71.62">
                <text:p>1171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81.28">
                <text:p>1181.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90.98">
                <text:p>1190.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00.72">
                <text:p>1200.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10.5">
                <text:p>121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0.32">
                <text:p>1220.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.18">
                <text:p>1230.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.08">
                <text:p>1240.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50.02">
                <text:p>1250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0.02">
                <text:p>1270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80.08">
                <text:p>1280.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90.18">
                <text:p>1290.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0.32">
                <text:p>1300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10.5">
                <text:p>131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20.72">
                <text:p>1320.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30.98">
                <text:p>1330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41.28">
                <text:p>1341.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51.62">
                <text:p>1351.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72.42">
                <text:p>1372.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2.88">
                <text:p>1382.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93.38">
                <text:p>1393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03.92">
                <text:p>1403.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14.5">
                <text:p>1414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25.12">
                <text:p>1425.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35.78">
                <text:p>1435.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46.48">
                <text:p>1446.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57.22">
                <text:p>1457.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78.82">
                <text:p>1478.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89.68">
                <text:p>1489.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0.58">
                <text:p>1500.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11.52">
                <text:p>1511.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22.5">
                <text:p>1522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33.52">
                <text:p>1533.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44.58">
                <text:p>1544.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55.68">
                <text:p>1555.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66.82">
                <text:p>1566.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89.22">
                <text:p>1589.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00.48">
                <text:p>1600.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11.78">
                <text:p>1611.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3.12">
                <text:p>1623.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34.5">
                <text:p>1634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45.92">
                <text:p>1645.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7.38">
                <text:p>1657.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8.88">
                <text:p>1668.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80.42">
                <text:p>1680.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03.62">
                <text:p>1703.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15.28">
                <text:p>1715.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26.98">
                <text:p>1726.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38.72">
                <text:p>1738.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0.5">
                <text:p>175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62.32">
                <text:p>1762.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74.18">
                <text:p>1774.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86.08">
                <text:p>1786.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98.02">
                <text:p>1798.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